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20pt" officeooo:rsid="001511a2" officeooo:paragraph-rsid="001511a2" style:font-size-asian="20pt" style:font-size-complex="20pt"/>
    </style:style>
    <style:style style:name="P2" style:family="paragraph" style:parent-style-name="Standard">
      <style:paragraph-properties fo:line-height="150%"/>
      <style:text-properties style:font-name="Ubuntu" fo:font-size="20pt" officeooo:rsid="001511a2" officeooo:paragraph-rsid="001511a2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font-weight="bold" officeooo:rsid="001511a2" officeooo:paragraph-rsid="001511a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fo:font-size="20pt" fo:font-style="italic" officeooo:rsid="001511a2" officeooo:paragraph-rsid="001511a2" style:font-size-asian="20pt" style:font-style-asian="italic" style:font-size-complex="2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in Zwischenspiel</text:p>
      <text:p text:style-name="P1"/>
      <text:p text:style-name="P4">Betonung wie in schlechten Dauerwerbesendungen.</text:p>
      <text:p text:style-name="P1"/>
      <text:p text:style-name="P2">Ingo:<text:tab/>Ich habe etwas ganz besonderes für dich, ___.</text:p>
      <text:p text:style-name="P2">Du:<text:tab/><text:tab/>So? Was denn?</text:p>
      <text:p text:style-name="P2">Ingo:<text:tab/>Eine Kan-Erweiterung der Identität!</text:p>
      <text:p text:style-name="P2">Du:<text:tab/><text:tab/>Wow, cool! Ziemlich beeindruckend!</text:p>
      <text:p text:style-name="P2">Ingo:<text:tab/>Ja, aber es kommt noch besser!</text:p>
      <text:p text:style-name="P2">Du:<text:tab/><text:tab/>Noch besser?!</text:p>
      <text:p text:style-name="P2">Ingo:<text:tab/>Ja! Diese Kan-Erweiterung wird nämlich von <text:tab/><text:tab/>allen Funktoren überhaupt bewahrt.</text:p>
      <text:p text:style-name="P2">Du:<text:tab/><text:tab/>Von allen Funktoren überhaupt?!</text:p>
      <text:p text:style-name="P2">Ingo:<text:tab/>Ja! Von allen Funktoren überhaupt.</text:p>
      <text:p text:style-name="P2">Du:<text:tab/><text:tab/>Wow, abgefahren! Du hast mich überzeugt.</text:p>
      <text:p text:style-name="P2"><text:tab/><text:tab/>Was muss ich tun, um diese Kan-Erweiterung <text:tab/><text:tab/>erleben zu können?</text:p>
      <text:p text:style-name="P2">Ingo:<text:tab/>Du – und all die Zuschauer zu Hause – musst</text:p>
      <text:p text:style-name="P2"><text:tab/><text:tab/>nur den nächsten Beweis mitverfolgen!</text:p>
      <text:p text:style-name="P2">Du:<text:tab/><text:tab/>Sonst nichts?</text:p>
      <text:p text:style-name="P2">Ingo:<text:tab/>Ja, sonst nichts!</text:p>
      <text:p text:style-name="P2">Du:<text:tab/><text:tab/>Okay, cool, dann mache ich da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7:47:22.437477686</meta:creation-date>
    <dc:date>2015-04-29T07:53:44.755914839</dc:date>
    <meta:editing-duration>PT1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107" meta:character-count="703" meta:non-whitespace-character-count="597"/>
  </office:meta>
</office:document-meta>
</file>